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5" style:parent-style-name="Standardnípísmoodstavce" style:family="text">
      <style:text-properties fo:font-weight="bold" style:font-weight-asian="bold"/>
    </style:style>
    <style:style style:name="P16" style:parent-style-name="Základnítext" style:family="paragraph">
      <style:paragraph-properties fo:margin-left="0in" fo:text-indent="0in">
        <style:tab-stops/>
      </style:paragraph-properties>
    </style:style>
    <style:style style:name="P17" style:parent-style-name="Základnítext" style:family="paragraph">
      <style:paragraph-properties fo:margin-left="0in" fo:text-indent="0in">
        <style:tab-stops/>
      </style:paragraph-properties>
    </style:style>
    <style:style style:name="P18" style:parent-style-name="Základnítext" style:family="paragraph">
      <style:paragraph-properties fo:margin-left="0in" fo:text-indent="0in">
        <style:tab-stops/>
      </style:paragraph-properties>
    </style:style>
    <style:style style:name="P19" style:parent-style-name="Základnítext" style:family="paragraph">
      <style:paragraph-properties fo:margin-left="0in" fo:text-indent="0in">
        <style:tab-stops/>
      </style:paragraph-properties>
    </style:style>
    <style:style style:name="P20" style:parent-style-name="Základnítext" style:family="paragraph">
      <style:paragraph-properties fo:margin-left="0in" fo:text-inden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96/2021<text:bookmark-end text:name="Text14"/></text:p>
            <text:p text:style-name="Normální">KVOP-51098/2021<text:bookmark-end text:name="Text2"/></text:p>
            <text:p text:style-name="Normální"><text:bookmark-start text:name="Text6"/>01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V. Š.</text:p>
            <text:p text:style-name="Normální"/>
            <text:p text:style-name="Normální"/>
            <text:p text:style-name="Normální"><text:span text:style-name="T15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/>
      <text:p text:style-name="Základnítext">Vážená paní Š.,<text:s/></text:p>
      <text:p text:style-name="Základnítext">Kancelář veřejného ochránce práv obdržela dne 19. listopadu 2021 Vaši žádost podle zákona č. 106/1999 Sb., o svobodném přístupu k informacím, ve znění pozdějších předpisů, kterou požadujete sdělení následujících informací:<text:s/></text:p>
      <text:list text:style-name="LFO3_1" text:continue-numbering="true">
        <text:list-item>
          <text:p text:style-name="P16"><text:s/>V rozhovoru<text:span text:style-name="Značkapozn.podčarou"><text:note text:note-class="footnote" text:id="_ftn0"><text:note-citation>1</text:note-citation><text:note-body><text:p text:style-name="Textpozn.podčarou"><text:s/>Pozn. rozhovor je dostupný zde: <text:s/><text:a xlink:href="https://www.mujrozhlas.cz/dvacet-minut-radiozurnalu/ombudsman-krecek-pokud-prezident-nebude-schopen-funkci-plnit-bude" office:target-frame-name="_top" xlink:show="replace"><text:span text:style-name="Hypertextovýodkaz">https://www.mujrozhlas.cz/dvacet-minut-radiozurnalu/ombudsman-krecek-pokud-prezident-nebude-schopen-funkci-plnit-bude</text:span></text:a><text:s/></text:p></text:note-body></text:note></text:span><text:s/>pan<text:s/>Křeček říká něco takového, že u pana prezidenta byl ze své funkce a chtěl ten rozsah, který může ve své kompetenci a kvalifikaci zjistit. Protože tam tedy byl v rámci funkce ombudsmana, podle kterého paragrafu zákona o veřejném ochránci práv tam byl? A vzhledem k tomu, že má kvalifikaci právníka, co tam zjišťoval?</text:p>
        </text:list-item>
        <text:list-item>
          <text:p text:style-name="P17">Když byl Stanislav Křeček u prezidenta Zemana jakožto ombudsman, pošlete zprávu z návštěvy nemocnice, nebo co tam jako ombudsman ve své kompetenci zjistil? Zákon o veřejném ochránci uvádí, že ombudsman seznámí úřad s tím, co zjistí, nebo pošle zařízení zprávu se svými zjištěními.</text:p>
        </text:list-item>
        <text:list-item>
          <text:p text:style-name="P18">Seznámí pan ombudsman se zprávou média a veřejnost? Pokud ano, tak kdy? Pokud ne, tak proč? Případně, kde můžu zprávu o jeho zjištění najít?<text:s/></text:p>
        </text:list-item>
        <text:list-item>
          <text:p text:style-name="P19">Pan ombudsman na webu píše, že prezident není omezen na svých právech. Co to znamená? Má pan prezident k dispozici mobilní telefon a může si telefonovat s rodinou? Může podat stížnost na poskytovanou péči (třeba na stravu a pití)?<text:s/></text:p>
        </text:list-item>
        <text:list-item>
          <text:p text:style-name="P20">S kým se ombudsman Stanislav Křeček radil před a po návštěvě nemocnice? Má také nějaké koncilium lékařů, když on sám je právník a nelékař?<text:s/></text:p>
        </text:list-item>
      </text:list>
      <text:p text:style-name="Základnítext"/>
      <text:p text:style-name="Základnítext"/>
      <text:p text:style-name="Základnítext"/>
      <text:soft-page-break/>
      <text:p text:style-name="Základnítext">K Vaší žádosti<text:s/><text:span text:style-name="Silné">poskytuji následující informace</text:span>:</text:p>
      <text:p text:style-name="Základnítext">Ad (1) Veřejný ochránce práv tuto návštěvu vykonal, neboť to v dané situaci považoval za vhodné a také jej k tomu vyzvala řada občanů (od 0:25 dále v předmětné nahrávce)<text:span text:style-name="Značkapozn.podčarou"><text:note text:note-class="footnote" text:id="_ftn1"><text:note-citation>2</text:note-citation><text:note-body><text:p text:style-name="Textpozn.podčarou"><text:s/>Viz <text:s/><text:a xlink:href="https://www.mujrozhlas.cz/dvacet-minut-radiozurnalu/ombudsman-krecek-pokud-prezident-nebude-schopen-funkci-plnit-bude" office:target-frame-name="_top" xlink:show="replace"><text:span text:style-name="Hypertextovýodkaz">https://www.mujrozhlas.cz/dvacet-minut-radiozurnalu/ombudsman-</text:span><text:span text:style-name="Hypertextovýodkaz">krecek-pokud-prezident-nebude-schopen-funkci-plnit-bude</text:span></text:a><text:s/></text:p></text:note-body></text:note></text:span>. Učinil tak na základě svého rozhodnutí, navštívit „starého přítele“ (od 0:50 dále v dotčené nahrávce) a také na základě rozhodnutí prezidenta ČR, jak zaznělo i v předmětné nahrávce Českého rozhlasu<text:s/>(od 3:05).<text:span text:style-name="Značkapozn.podčarou"><text:note text:note-class="footnote" text:id="_ftn2"><text:note-citation>3</text:note-citation><text:note-body><text:p text:style-name="Textpozn.podčarou"><text:s/>Tamtéž <text:s/></text:p></text:note-body></text:note></text:span></text:p>
      <text:p text:style-name="Základnítext">Pokud jde o dotaz na ustanovení zákona o veřejném ochránci práv, na jehož základě mu je umožněno dělat takové návštěvy, pak mohu uvést, že k takovéto návštěvě nebylo třeba žádného ustanovení zákona o veřejném ochránci práv, neboť návštěvu veřejný ochránce práv uskutečnil se souhlasem prezidenta a souhlasem ošetřujícího lékaře.</text:p>
      <text:p text:style-name="Základnítext">Ad (2) a (3) Veřejný ochránce práv se svými zjištěními informoval veřejnost v tiskové zprávě, s jejímž zněním se můžete seznámit na tomto odkazu: <text:s/><text:a xlink:href="https://www.ochrance.cz/aktualne/ombudsman_navstivil_prezidenta_v_ustredni_vojenske_nemocnici/" office:target-frame-name="_top" xlink:show="replace"><text:span text:style-name="Hypertextovýodkaz">https://www.ochrance.cz/aktualne/ombudsman_navstivil_prezidenta_v_ustredni_vojenske_nemocnici/</text:span></text:a><text:s/>dále veřejnost informoval v předmětném rozhovoru. <text:s/></text:p>
      <text:p text:style-name="Základnítext">Ad (4) Veřejný ochránce práv v předmětné tiskové zprávě píše: „ …podle mé zkušenosti v tuto chvíli není prezident nikterak omezen ve svých právech, v přijímání návštěv a v komunikaci s nimi“, znamená to tedy, že pan prezident mohl se svou rodinou komunikovat všemi dostupnými metodami a v případě, že by nebyl spokojen s poskytovanou péčí, mohl vznést stížnost.<text:s/></text:p>
      <text:p text:style-name="Základnítext">Ad (5) Veřejný ochránce práv se před a po návštěvě pana prezidenta v nemocnici s nikým neradil, prohlášení v tiskové zprávě a v předmětném rozhovoru jsou jeho<text:s/>zjištěními, která si z předmětné návštěvy učinil. Veřejný ochránce práv nemá k dispozici koncilium lékařů. <text:s text:c="3"/></text:p>
      <text:p text:style-name="Základnítext">S pozdravem</text:p>
      <text:p text:style-name="podpis"/>
      <text:p text:style-name="podpis"/>
      <text:p text:style-name="podpis"/>
      <text:p text:style-name="podpis">JUDr. Pavel Pořízek, Ph.D. <text:s/>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WLI3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14T12:04:00Z</meta:creation-date>
    <dc:date>2021-12-14T12:06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7" meta:word-count="512" meta:character-count="3532" meta:row-count="25" meta:non-whitespace-character-count="3027"/>
  </office:meta>
</office:document-meta>
</file>